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9472in"/>
    </style:style>
    <style:style style:name="co3" style:family="table-column">
      <style:table-column-properties fo:break-before="auto" style:column-width="1.0516in"/>
    </style:style>
    <style:style style:name="co4" style:family="table-column">
      <style:table-column-properties fo:break-before="auto" style:column-width="1.1209in"/>
    </style:style>
    <style:style style:name="co5" style:family="table-column">
      <style:table-column-properties fo:break-before="auto" style:column-width="1.0689in"/>
    </style:style>
    <style:style style:name="co6" style:family="table-column">
      <style:table-column-properties fo:break-before="auto" style:column-width="0.9736in"/>
    </style:style>
    <style:style style:name="co7" style:family="table-column">
      <style:table-column-properties fo:break-before="auto" style:column-width="0.9563in"/>
    </style:style>
    <style:style style:name="co8" style:family="table-column">
      <style:table-column-properties fo:break-before="auto" style:column-width="0.939in"/>
    </style:style>
    <style:style style:name="co9" style:family="table-column">
      <style:table-column-properties fo:break-before="auto" style:column-width="1.0425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1.2417in"/>
    </style:style>
    <style:style style:name="co12" style:family="table-column">
      <style:table-column-properties fo:break-before="auto" style:column-width="1.0083in"/>
    </style:style>
    <style:style style:name="co13" style:family="table-column">
      <style:table-column-properties fo:break-before="auto" style:column-width="1.302in"/>
    </style:style>
    <style:style style:name="co14" style:family="table-column">
      <style:table-column-properties fo:break-before="auto" style:column-width="1.3283in"/>
    </style:style>
    <style:style style:name="co15" style:family="table-column">
      <style:table-column-properties fo:break-before="auto" style:column-width="1.3453in"/>
    </style:style>
    <style:style style:name="co16" style:family="table-column">
      <style:table-column-properties fo:break-before="auto" style:column-width="1.311in"/>
    </style:style>
    <style:style style:name="co17" style:family="table-column">
      <style:table-column-properties fo:break-before="auto" style:column-width="1.2846in"/>
    </style:style>
    <style:style style:name="co18" style:family="table-column">
      <style:table-column-properties fo:break-before="auto" style:column-width="1.25in"/>
    </style:style>
    <style:style style:name="co19" style:family="table-column">
      <style:table-column-properties fo:break-before="auto" style:column-width="1.3799in"/>
    </style:style>
    <style:style style:name="co20" style:family="table-column">
      <style:table-column-properties fo:break-before="auto" style:column-width="1.4146in"/>
    </style:style>
    <style:style style:name="co21" style:family="table-column">
      <style:table-column-properties fo:break-before="auto" style:column-width="0.9138in"/>
    </style:style>
    <style:style style:name="co22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use-regular-expressions="false"/>
      <table:table table:name="ASLSJ Entri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number-columns-repeated="1001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Gloss</text:p>
          </table:table-cell>
          <table:table-cell office:value-type="string">
            <text:p>Group hand</text:p>
          </table:table-cell>
          <table:table-cell office:value-type="string">
            <text:p>Group height</text:p>
          </table:table-cell>
          <table:table-cell office:value-type="string">
            <text:p>Group move</text:p>
          </table:table-cell>
          <table:table-cell office:value-type="string">
            <text:p>base-hand</text:p>
          </table:table-cell>
          <table:table-cell office:value-type="string">
            <text:p>base-palm</text:p>
          </table:table-cell>
          <table:table-cell office:value-type="string">
            <text:p>dom-hand</text:p>
          </table:table-cell>
          <table:table-cell office:value-type="string">
            <text:p>hand height</text:p>
          </table:table-cell>
          <table:table-cell office:value-type="string">
            <text:p>body side</text:p>
          </table:table-cell>
          <table:table-cell office:value-type="string">
            <text:p>hand rel height</text:p>
          </table:table-cell>
          <table:table-cell office:value-type="string">
            <text:p>body depth</text:p>
          </table:table-cell>
          <table:table-cell office:value-type="string">
            <text:p>dom-palm</text:p>
          </table:table-cell>
          <table:table-cell office:value-type="string">
            <text:p>dom-hand apart</text:p>
          </table:table-cell>
          <table:table-cell office:value-type="string">
            <text:p>dom-hand touch</text:p>
          </table:table-cell>
          <table:table-cell office:value-type="string">
            <text:p>base-hand move</text:p>
          </table:table-cell>
          <table:table-cell office:value-type="string">
            <text:p>dom-hand move</text:p>
          </table:table-cell>
          <table:table-cell office:value-type="string">
            <text:p>base-hand twist</text:p>
          </table:table-cell>
          <table:table-cell office:value-type="string">
            <text:p>dom-hand twist</text:p>
          </table:table-cell>
          <table:table-cell office:value-type="string">
            <text:p>base-finger bend</text:p>
          </table:table-cell>
          <table:table-cell office:value-type="string">
            <text:p>dom-finger bend</text:p>
          </table:table-cell>
          <table:table-cell office:value-type="string">
            <text:p>base-hand repeat</text:p>
          </table:table-cell>
          <table:table-cell office:value-type="string">
            <text:p>dom-hand repeat</text:p>
          </table:table-cell>
          <table:table-cell table:number-columns-repeated="1001"/>
        </table:table-row>
        <table:table-row table:style-name="ro1">
          <table:table-cell office:value-type="string">
            <text:p>jnnnn-iy-q^</text:p>
          </table:table-cell>
          <table:table-cell office:value-type="string">
            <text:p>THUMBS-UP</text:p>
          </table:table-cell>
          <table:table-cell office:value-type="string">
            <text:p>cnnnn</text:p>
          </table:table-cell>
          <table:table-cell office:value-type="string">
            <text:p>A</text:p>
          </table:table-cell>
          <table:table-cell office:value-type="string">
            <text:p>qv</text:p>
          </table:table-cell>
          <table:table-cell office:value-type="string">
            <text:p>-!p-</text:p>
          </table:table-cell>
          <table:table-cell office:value-type="string">
            <text:p>-!pi-</text:p>
          </table:table-cell>
          <table:table-cell office:value-type="string">
            <text:p>-jnnnn-</text:p>
          </table:table-cell>
          <table:table-cell office:value-type="string">
            <text:p>-A-</text:p>
          </table:table-cell>
          <table:table-cell office:value-type="string">
            <text:p>-!AK-</text:p>
          </table:table-cell>
          <table:table-cell office:value-type="string">
            <text:p>-!Ah-</text:p>
          </table:table-cell>
          <table:table-cell office:value-type="string">
            <text:p>-!D-</text:p>
          </table:table-cell>
          <table:table-cell office:value-type="string">
            <text:p>-iy-</text:p>
          </table:table-cell>
          <table:table-cell office:value-type="string">
            <text:p>-!H-</text:p>
          </table:table-cell>
          <table:table-cell office:value-type="string">
            <text:p>-!T-</text:p>
          </table:table-cell>
          <table:table-cell office:value-type="string">
            <text:p>-!pe-</text:p>
          </table:table-cell>
          <table:table-cell office:value-type="string">
            <text:p>-q^-</text:p>
          </table:table-cell>
          <table:table-cell office:value-type="string">
            <text:p>-!po-</text:p>
          </table:table-cell>
          <table:table-cell office:value-type="string">
            <text:p>-!qo-</text:p>
          </table:table-cell>
          <table:table-cell office:value-type="string">
            <text:p>-!p~-</text:p>
          </table:table-cell>
          <table:table-cell office:value-type="string">
            <text:p>-!q~-</text:p>
          </table:table-cell>
          <table:table-cell office:value-type="string">
            <text:p>-!zp-</text:p>
          </table:table-cell>
          <table:table-cell office:value-type="string">
            <text:p>-!zq-</text:p>
          </table:table-cell>
          <table:table-cell table:number-columns-repeated="1001"/>
        </table:table-row>
        <table:table-row table:style-name="ro1">
          <table:table-cell office:value-type="string">
            <text:p>pnnnnj-piy jnnnn-iy-p^q^</text:p>
          </table:table-cell>
          <table:table-cell office:value-type="string">
            <text:p>THUMBS-UP</text:p>
          </table:table-cell>
          <table:table-cell office:value-type="string">
            <text:p>cnnnn</text:p>
          </table:table-cell>
          <table:table-cell office:value-type="string">
            <text:p>A</text:p>
          </table:table-cell>
          <table:table-cell office:value-type="string">
            <text:p>qv</text:p>
          </table:table-cell>
          <table:table-cell office:value-type="string">
            <text:p>-pnnnnj-</text:p>
          </table:table-cell>
          <table:table-cell office:value-type="string">
            <text:p>-piy-</text:p>
          </table:table-cell>
          <table:table-cell office:value-type="string">
            <text:p>-jnnnn-</text:p>
          </table:table-cell>
          <table:table-cell office:value-type="string">
            <text:p>-A-</text:p>
          </table:table-cell>
          <table:table-cell office:value-type="string">
            <text:p>-!AK-</text:p>
          </table:table-cell>
          <table:table-cell office:value-type="string">
            <text:p>-!Ah-</text:p>
          </table:table-cell>
          <table:table-cell office:value-type="string">
            <text:p>-!D-</text:p>
          </table:table-cell>
          <table:table-cell office:value-type="string">
            <text:p>-iy-</text:p>
          </table:table-cell>
          <table:table-cell office:value-type="string">
            <text:p>-Hqy-</text:p>
          </table:table-cell>
          <table:table-cell office:value-type="string">
            <text:p>-!T-</text:p>
          </table:table-cell>
          <table:table-cell office:value-type="string">
            <text:p>-p^-</text:p>
          </table:table-cell>
          <table:table-cell office:value-type="string">
            <text:p>-q^-</text:p>
          </table:table-cell>
          <table:table-cell office:value-type="string">
            <text:p>-!po-</text:p>
          </table:table-cell>
          <table:table-cell office:value-type="string">
            <text:p>-!qo-</text:p>
          </table:table-cell>
          <table:table-cell office:value-type="string">
            <text:p>-!p~-</text:p>
          </table:table-cell>
          <table:table-cell office:value-type="string">
            <text:p>-!q~-</text:p>
          </table:table-cell>
          <table:table-cell office:value-type="string">
            <text:p>-!zp-</text:p>
          </table:table-cell>
          <table:table-cell office:value-type="string">
            <text:p>-!zq-</text:p>
          </table:table-cell>
          <table:table-cell table:number-columns-repeated="1001"/>
        </table:table-row>
      </table:table>
      <table:table table:name="ASLSJ Usage" table:style-name="ta1" table:print="false">
        <table:table-column table:style-name="co22" table:number-columns-repeated="3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Gloss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string">
            <text:p>jnnnn-iy-q^</text:p>
          </table:table-cell>
          <table:table-cell office:value-type="string">
            <text:p>THUMBS-UP</text:p>
          </table:table-cell>
          <table:table-cell/>
        </table:table-row>
      </table:table>
      <table:table table:name="ASL Literature" table:style-name="ta1" table:print="false">
        <table:table-column table:style-name="co22" table:number-columns-repeated="5" table:default-cell-style-name="Default"/>
        <table:table-row table:style-name="ro1">
          <table:table-cell office:value-type="string">
            <text:p>Document</text:p>
          </table:table-cell>
          <table:table-cell office:value-type="string">
            <text:p>Full Name</text:p>
          </table:table-cell>
          <table:table-cell office:value-type="string">
            <text:p>Year</text:p>
          </table:table-cell>
          <table:table-cell office:value-type="string">
            <text:p>Channel</text:p>
          </table:table-cell>
          <table:table-cell office:value-type="string">
            <text:p>Owner</text:p>
          </table:table-cell>
        </table:table-row>
      </table:table>
      <table:database-ranges>
        <table:database-range table:target-range-address="'ASLSJ Entries'.A1:'ASLSJ Entries'.AMJ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5">08/25/2021</text:date>, <text:time>02:1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1-08-25T01:56:51.57</meta:creation-date>
    <dc:date>2021-08-25T02:12:32.74</dc:date>
    <meta:editing-duration>PT00H15M41S</meta:editing-duration>
    <meta:editing-cycles>2</meta:editing-cycles>
    <meta:generator>OpenOffice.org/3.2$Win32 OpenOffice.org_project/320m12$Build-9483</meta:generator>
    <meta:document-statistic meta:table-count="3" meta:cell-count="79" meta:object-count="0"/>
  </office:meta>
</office:document-meta>
</file>